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Таблица1" style:family="table">
      <style:table-properties style:width="8.767cm" fo:margin-left="6.59cm" table:align="left" style:writing-mode="lr-tb"/>
    </style:style>
    <style:style style:name="Таблица1.A" style:family="table-column">
      <style:table-column-properties style:column-width="4.553cm"/>
    </style:style>
    <style:style style:name="Таблица1.B" style:family="table-column">
      <style:table-column-properties style:column-width="4.214cm"/>
    </style:style>
    <style:style style:name="Таблица1.1" style:family="table-row">
      <style:table-row-properties style:min-row-height="0.947cm" fo:keep-together="auto"/>
    </style:style>
    <style:style style:name="Таблица1.A1" style:family="table-cell">
      <style:table-cell-properties style:vertical-align="top" fo:padding-left="0.095cm" fo:padding-right="0.097cm" fo:padding-top="0.097cm" fo:padding-bottom="0.097cm" fo:border-left="0.25pt solid #000000" fo:border-right="none" fo:border-top="0.25pt solid #000000" fo:border-bottom="0.25pt solid #000000" style:writing-mode="lr-tb"/>
    </style:style>
    <style:style style:name="Таблица1.B1" style:family="table-cell">
      <style:table-cell-properties style:vertical-align="top" fo:padding-left="0.095cm" fo:padding-right="0.097cm" fo:padding-top="0.097cm" fo:padding-bottom="0.097cm" fo:border="0.25pt solid #000000" style:writing-mode="lr-tb"/>
    </style:style>
    <style:style style:name="Таблица1.4" style:family="table-row">
      <style:table-row-properties style:min-row-height="0.674cm" fo:keep-together="auto"/>
    </style:style>
    <style:style style:name="Таблица1.5" style:family="table-row">
      <style:table-row-properties style:min-row-height="0.968cm" fo:keep-together="auto"/>
    </style:style>
    <style:style style:name="Таблица1.6" style:family="table-row">
      <style:table-row-properties style:min-row-height="0.268cm" fo:keep-together="auto"/>
    </style:style>
    <style:style style:name="P1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paragraph-rsid="0036bf43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3948a1" officeooo:paragraph-rsid="003948a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paragraph-rsid="00189893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paragraph-rsid="0033c307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paragraph-rsid="002093af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4247f2" officeooo:paragraph-rsid="003948a1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style:font-size-asian="14pt" style:font-name-complex="Times New Roman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-complex="Times New Roman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Table_20_Contents">
      <style:paragraph-properties fo:margin-top="0cm" fo:margin-bottom="0.353cm" loext:contextual-spacing="false" fo:text-align="start" style:justify-single-word="false"/>
      <style:text-properties fo:font-size="14pt" officeooo:rsid="0016e341" officeooo:paragraph-rsid="0016e341" style:font-size-asian="14pt" style:font-size-complex="14pt"/>
    </style:style>
    <style:style style:name="P15" style:family="paragraph" style:parent-style-name="Table_20_Contents">
      <style:paragraph-properties fo:margin-top="0cm" fo:margin-bottom="0.353cm" loext:contextual-spacing="false" fo:text-align="start" style:justify-single-word="false"/>
      <style:text-properties fo:font-size="14pt" style:font-size-asian="14pt" style:font-size-complex="14pt"/>
    </style:style>
    <style:style style:name="P16" style:family="paragraph" style:parent-style-name="Table_20_Contents">
      <style:paragraph-properties fo:margin-top="0cm" fo:margin-bottom="0.353cm" loext:contextual-spacing="false" fo:text-align="start" style:justify-single-word="false" style:snap-to-layout-grid="false"/>
      <style:text-properties fo:font-size="14pt" style:font-size-asian="14pt" style:font-size-complex="14pt"/>
    </style:style>
    <style:style style:name="P17" style:family="paragraph" style:parent-style-name="Table_20_Contents">
      <style:paragraph-properties fo:margin-top="0cm" fo:margin-bottom="0.353cm" loext:contextual-spacing="false" fo:text-align="start" style:justify-single-word="false" text:number-lines="false" text:line-number="0"/>
      <style:text-properties fo:font-size="14pt" officeooo:rsid="0016e341" officeooo:paragraph-rsid="0016e341" style:font-size-asian="14pt" style:font-size-complex="14pt"/>
    </style:style>
    <style:style style:name="P18" style:family="paragraph" style:parent-style-name="Table_20_Contents">
      <style:paragraph-properties fo:margin-top="0cm" fo:margin-bottom="0.353cm" loext:contextual-spacing="false" fo:text-align="start" style:justify-single-word="false" text:number-lines="false" text:line-number="0"/>
      <style:text-properties fo:font-size="14pt" style:font-size-asian="14pt" style:font-size-complex="14pt"/>
    </style:style>
    <style:style style:name="P19" style:family="paragraph" style:parent-style-name="Standard" style:master-page-name="Standard">
      <style:paragraph-properties fo:text-align="start" style:justify-single-word="false" style:page-number="auto"/>
      <style:text-properties style:font-name="Times New Roman" fo:font-size="14pt" style:font-size-asian="14pt" style:font-name-complex="Times New Roman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paragraph-rsid="002093af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paragraph-rsid="0069ba0a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63c781" officeooo:paragraph-rsid="0063c781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fo:font-weight="bold" officeooo:rsid="0062611c" officeooo:paragraph-rsid="0062611c" style:font-size-asian="14pt" style:font-weight-asian="bold" style:font-name-complex="Times New Roman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42acfe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5044e3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69ba0a" style:font-size-asian="14pt" style:font-weight-asian="bold" style:font-size-complex="14pt" style:font-weight-complex="bold"/>
    </style:style>
    <style:style style:name="T5" style:family="text">
      <style:text-properties officeooo:rsid="0016e341"/>
    </style:style>
    <style:style style:name="T6" style:family="text">
      <style:text-properties officeooo:rsid="001d62a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ec0e0" style:font-weight-asian="bold" style:font-weight-complex="bold"/>
    </style:style>
    <style:style style:name="T9" style:family="text">
      <style:text-properties fo:font-weight="bold" officeooo:rsid="0020338b" style:font-weight-asian="bold" style:font-weight-complex="bold"/>
    </style:style>
    <style:style style:name="T10" style:family="text">
      <style:text-properties officeooo:rsid="0036bf43"/>
    </style:style>
    <style:style style:name="T11" style:family="text">
      <style:text-properties officeooo:rsid="003948a1"/>
    </style:style>
    <style:style style:name="T12" style:family="text">
      <style:text-properties officeooo:rsid="004247f2"/>
    </style:style>
    <style:style style:name="T13" style:family="text">
      <style:text-properties officeooo:rsid="005bcd12"/>
    </style:style>
    <style:style style:name="T14" style:family="text">
      <style:text-properties officeooo:rsid="006013d9"/>
    </style:style>
    <style:style style:name="T15" style:family="text">
      <style:text-properties officeooo:rsid="0066bf9b"/>
    </style:style>
    <style:style style:name="T16" style:family="text">
      <style:text-properties style:font-name="Times New Roman" fo:font-weight="bold" officeooo:rsid="0062611c" style:font-weight-asian="bold" style:font-name-complex="Times New Roman"/>
    </style:style>
    <style:style style:name="T17" style:family="text">
      <style:text-properties style:font-name="Times New Roman" officeooo:rsid="0062611c" style:font-name-complex="Times New Roman"/>
    </style:style>
    <style:style style:name="T18" style:family="text">
      <style:text-properties style:font-name="Times New Roman" officeooo:rsid="0069ba0a" style:font-name-complex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осковский Авиационный Институт</text:p>
      <text:p text:style-name="P9">(Национальный исследовательский Университет)</text:p>
      <text:p text:style-name="P9"/>
      <text:p text:style-name="P9"/>
      <text:p text:style-name="P9">Факультет: «Информационные технологии и прикладная математика»</text:p>
      <text:p text:style-name="P9">Кафедра: 806 «Вычислительная математика и программирование»</text:p>
      <text:p text:style-name="P9"/>
      <text:p text:style-name="P9"/>
      <text:p text:style-name="P9"/>
      <text:p text:style-name="P9"/>
      <text:p text:style-name="P10">Лабораторная работа <text:span text:style-name="T11">№ 8</text:span></text:p>
      <text:p text:style-name="P10">по курсу «ООП»</text:p>
      <text:p text:style-name="P13"/>
      <text:p text:style-name="P10"/>
      <text:p text:style-name="P10"/>
      <text:p text:style-name="P10"/>
      <text:p text:style-name="P10">Тема:</text:p>
      <text:p text:style-name="P24">Асинхронное программирование.</text:p>
      <text:p text:style-name="P13"/>
      <text:p text:style-name="P13"/>
      <text:p text:style-name="P13"/>
      <text:p text:style-name="P13"/>
      <text:p text:style-name="P13"/>
      <text:p text:style-name="P13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8">Студент:</text:p>
          </table:table-cell>
          <table:table-cell table:style-name="Таблица1.B1" office:value-type="string">
            <text:p text:style-name="P17">Козлов А.Д.</text:p>
          </table:table-cell>
        </table:table-row>
        <table:table-row table:style-name="Таблица1.1">
          <table:table-cell table:style-name="Таблица1.A1" office:value-type="string">
            <text:p text:style-name="P18">Группа:</text:p>
          </table:table-cell>
          <table:table-cell table:style-name="Таблица1.B1" office:value-type="string">
            <text:p text:style-name="P18">М80-20<text:span text:style-name="T5">6</text:span>Б-18</text:p>
          </table:table-cell>
        </table:table-row>
        <table:table-row table:style-name="Таблица1.1">
          <table:table-cell table:style-name="Таблица1.A1" office:value-type="string">
            <text:p text:style-name="P18">Преподаватель:</text:p>
          </table:table-cell>
          <table:table-cell table:style-name="Таблица1.B1" office:value-type="string">
            <text:p text:style-name="P18">Журавлев А.А.</text:p>
          </table:table-cell>
        </table:table-row>
        <table:table-row table:style-name="Таблица1.4">
          <table:table-cell table:style-name="Таблица1.A1" office:value-type="string">
            <text:p text:style-name="P15">Вариант:</text:p>
          </table:table-cell>
          <table:table-cell table:style-name="Таблица1.B1" office:value-type="string">
            <text:p text:style-name="P14">7</text:p>
          </table:table-cell>
        </table:table-row>
        <table:table-row table:style-name="Таблица1.5">
          <table:table-cell table:style-name="Таблица1.A1" office:value-type="string">
            <text:p text:style-name="P18">Оценка:</text:p>
          </table:table-cell>
          <table:table-cell table:style-name="Таблица1.B1" office:value-type="string">
            <text:p text:style-name="P16"/>
          </table:table-cell>
        </table:table-row>
        <table:table-row table:style-name="Таблица1.6">
          <table:table-cell table:style-name="Таблица1.A1" office:value-type="string">
            <text:p text:style-name="P18">Дата:</text:p>
          </table:table-cell>
          <table:table-cell table:style-name="Таблица1.B1" office:value-type="string">
            <text:p text:style-name="P16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>Москва</text:p>
      <text:p text:style-name="P11">2019</text:p>
      <text:p text:style-name="P3"><text:soft-page-break/>1. <text:span text:style-name="T12">Код:</text:span></text:p>
      <text:p text:style-name="P22">pub_sub.hpp:</text:p>
      <text:p text:style-name="P22">#ifndef T_PUB_SUB_HPP</text:p>
      <text:p text:style-name="P22">#define T_PUB_SUB_HPP</text:p>
      <text:p text:style-name="P22"/>
      <text:p text:style-name="P22">#include &lt;iostream&gt;</text:p>
      <text:p text:style-name="P22">#include &lt;fstream&gt;</text:p>
      <text:p text:style-name="P22"/>
      <text:p text:style-name="P22">#include "stack.hpp"</text:p>
      <text:p text:style-name="P22">#include "figure.hpp"</text:p>
      <text:p text:style-name="P22"/>
      <text:p text:style-name="P22">namespace PubSub {</text:p>
      <text:p text:style-name="P22"><text:s text:c="4"/>class observer {</text:p>
      <text:p text:style-name="P22"><text:s text:c="4"/>public:</text:p>
      <text:p text:style-name="P22"><text:s text:c="8"/>virtual ~observer() = default;</text:p>
      <text:p text:style-name="P22"><text:s text:c="8"/>virtual void handle_event(cont::stack&lt;figure*&gt;&amp;) = 0;</text:p>
      <text:p text:style-name="P22"><text:s text:c="4"/>};</text:p>
      <text:p text:style-name="P22"><text:s text:c="4"/>class writer_observer : public observer {</text:p>
      <text:p text:style-name="P22"><text:s text:c="4"/>public:</text:p>
      <text:p text:style-name="P22"><text:s text:c="8"/>writer_observer() {}</text:p>
      <text:p text:style-name="P22"><text:s text:c="8"/>~writer_observer() {}</text:p>
      <text:p text:style-name="P22"><text:s text:c="8"/>void handle_event(cont::stack&lt;figure*&gt;&amp; figures) override {</text:p>
      <text:p text:style-name="P22"><text:s text:c="12"/>for(auto fig : figures) {</text:p>
      <text:p text:style-name="P22"><text:s text:c="16"/>std::cout &lt;&lt; *fig &lt;&lt; " ";</text:p>
      <text:p text:style-name="P22"><text:s text:c="12"/>}</text:p>
      <text:p text:style-name="P22"><text:s text:c="12"/>std::cout &lt;&lt; "\n";</text:p>
      <text:p text:style-name="P22"><text:s text:c="8"/>}</text:p>
      <text:p text:style-name="P22"><text:s text:c="4"/>};</text:p>
      <text:p text:style-name="P22"><text:s text:c="4"/>class file_observer : public observer {</text:p>
      <text:p text:style-name="P22"><text:s text:c="4"/>public:</text:p>
      <text:p text:style-name="P22"><text:s text:c="8"/>file_observer() {}</text:p>
      <text:p text:style-name="P22"><text:s text:c="8"/>~file_observer() {}</text:p>
      <text:p text:style-name="P22"/>
      <text:p text:style-name="P22"><text:s text:c="8"/>void handle_event(cont::stack&lt;figure*&gt;&amp; figures) override {</text:p>
      <text:p text:style-name="P22"><text:s text:c="12"/>static int iterations = 0;</text:p>
      <text:p text:style-name="P22"><text:s text:c="12"/>std::string file_name("../figures/figure_stack_");</text:p>
      <text:p text:style-name="P22"><text:s text:c="12"/>std::string ending = std::to_string(iterations);</text:p>
      <text:p text:style-name="P22"><text:s text:c="12"/>file_name += ending;</text:p>
      <text:p text:style-name="P22"><text:s text:c="12"/>file_name += ".txt";</text:p>
      <text:p text:style-name="P22"><text:s text:c="12"/>std::fstream fin(file_name, std::ios_base::out);</text:p>
      <text:p text:style-name="P22"><text:s text:c="12"/>if(!fin.is_open()) {</text:p>
      <text:p text:style-name="P22"><text:s text:c="16"/>return;</text:p>
      <text:p text:style-name="P22"><text:s text:c="12"/>}</text:p>
      <text:p text:style-name="P22"><text:soft-page-break/><text:s text:c="12"/>for(auto fig : figures) {</text:p>
      <text:p text:style-name="P22"><text:s text:c="16"/>fin &lt;&lt; *fig &lt;&lt; " ";</text:p>
      <text:p text:style-name="P22"><text:s text:c="12"/>}</text:p>
      <text:p text:style-name="P22"><text:s text:c="12"/>fin &lt;&lt; "\n";</text:p>
      <text:p text:style-name="P22"><text:s text:c="12"/>fin.close();</text:p>
      <text:p text:style-name="P22"><text:s text:c="12"/>++iterations;</text:p>
      <text:p text:style-name="P22"><text:s text:c="8"/>}</text:p>
      <text:p text:style-name="P22"><text:s text:c="4"/>};</text:p>
      <text:p text:style-name="P22">}</text:p>
      <text:p text:style-name="P22"/>
      <text:p text:style-name="P22">#endif</text:p>
      <text:p text:style-name="P22"/>
      <text:p text:style-name="P22">figure.hpp:</text:p>
      <text:p text:style-name="P22">#ifndef T_FIGURE_HPP</text:p>
      <text:p text:style-name="P22">#define T_FIGURE_HPP</text:p>
      <text:p text:style-name="P22"/>
      <text:p text:style-name="P22">#include &lt;iostream&gt;</text:p>
      <text:p text:style-name="P22">#include "point.hpp"</text:p>
      <text:p text:style-name="P22"/>
      <text:p text:style-name="P22">class figure {</text:p>
      <text:p text:style-name="P22">public:</text:p>
      <text:p text:style-name="P22"><text:s text:c="4"/>figure() {};</text:p>
      <text:p text:style-name="P22"><text:s text:c="4"/>virtual ~figure() {};</text:p>
      <text:p text:style-name="P22"/>
      <text:p text:style-name="P22"><text:s text:c="4"/>virtual int get_size() const = 0;</text:p>
      <text:p text:style-name="P22"/>
      <text:p text:style-name="P22"><text:s text:c="4"/>virtual void read(std::istream&amp;) = 0;</text:p>
      <text:p text:style-name="P22"><text:s text:c="4"/>virtual void write(std::ostream&amp;) const = 0;</text:p>
      <text:p text:style-name="P22"/>
      <text:p text:style-name="P22"><text:s text:c="4"/>virtual double area() = 0;</text:p>
      <text:p text:style-name="P22"><text:s text:c="4"/>virtual point&lt;double&gt; center() = 0;</text:p>
      <text:p text:style-name="P22">protected:</text:p>
      <text:p text:style-name="P22"><text:s text:c="4"/>template&lt;typename T&gt;</text:p>
      <text:p text:style-name="P22"><text:s text:c="4"/>static double polygon_area(const point&lt;T&gt;*, const int);</text:p>
      <text:p text:style-name="P22"><text:s text:c="4"/>template&lt;typename T&gt;</text:p>
      <text:p text:style-name="P22"><text:s text:c="4"/>static point&lt;double&gt; polygon_center(const point&lt;T&gt;*, const int);</text:p>
      <text:p text:style-name="P22">};</text:p>
      <text:p text:style-name="P22"/>
      <text:p text:style-name="P22">template&lt;typename T&gt;</text:p>
      <text:p text:style-name="P22">double figure::polygon_area(const point&lt;T&gt;* peaks, const int size) {</text:p>
      <text:p text:style-name="P22"><text:s text:c="4"/>//std::cout &lt;&lt; "Size = " &lt;&lt; Size &lt;&lt; "\n";</text:p>
      <text:p text:style-name="P22"><text:s text:c="4"/>double A = 0.0;</text:p>
      <text:p text:style-name="P22"><text:s text:c="4"/>if(size &lt; 3) {</text:p>
      <text:p text:style-name="P22"><text:soft-page-break/><text:s text:c="8"/>return A;</text:p>
      <text:p text:style-name="P22"><text:s text:c="4"/>}</text:p>
      <text:p text:style-name="P22"><text:s text:c="4"/>for(int i = 0; i &lt; size - 1; ++i) {</text:p>
      <text:p text:style-name="P22"><text:s text:c="8"/>A = A + (peaks[i].x * peaks[i + 1].y);</text:p>
      <text:p text:style-name="P22"><text:s text:c="4"/>}</text:p>
      <text:p text:style-name="P22"><text:s text:c="4"/>A = A + (peaks[size-1].x * peaks[0].y);</text:p>
      <text:p text:style-name="P22"><text:s text:c="4"/>for(int i = 0; i &lt; size - 1; ++i) {</text:p>
      <text:p text:style-name="P22"><text:s text:c="8"/>A = A - (peaks[i+1].x * peaks[i].y);</text:p>
      <text:p text:style-name="P22"><text:s text:c="4"/>}</text:p>
      <text:p text:style-name="P22"><text:s text:c="4"/>A = A - (peaks[0].x * peaks[size-1].y);</text:p>
      <text:p text:style-name="P22"><text:s text:c="4"/>return A &gt;= 0 ? (A * 0.5) : (-A * 0.5);</text:p>
      <text:p text:style-name="P22">}</text:p>
      <text:p text:style-name="P22"/>
      <text:p text:style-name="P22">template&lt;typename T&gt;</text:p>
      <text:p text:style-name="P22">point&lt;double&gt; figure::polygon_center(const point&lt;T&gt;* peaks, const int size) {</text:p>
      <text:p text:style-name="P22"><text:s text:c="4"/>point&lt;double&gt; res;</text:p>
      <text:p text:style-name="P22"><text:s text:c="4"/>double x = 0;</text:p>
      <text:p text:style-name="P22"><text:s text:c="4"/>double y = 0;</text:p>
      <text:p text:style-name="P22"><text:s text:c="4"/>for(int i = 0; i &lt; size; ++i) {</text:p>
      <text:p text:style-name="P22"><text:s text:c="8"/>x = x + peaks[i].x;</text:p>
      <text:p text:style-name="P22"><text:s text:c="8"/>y = y + peaks[i].y;</text:p>
      <text:p text:style-name="P22"><text:s text:c="4"/>}</text:p>
      <text:p text:style-name="P22"><text:s text:c="4"/>res.x = x / size;</text:p>
      <text:p text:style-name="P22"><text:s text:c="4"/>res.y = y / size;</text:p>
      <text:p text:style-name="P22"><text:s text:c="4"/>return res;</text:p>
      <text:p text:style-name="P22">}</text:p>
      <text:p text:style-name="P22"/>
      <text:p text:style-name="P22">std::istream&amp; operator &gt;&gt;(std::istream&amp; is, figure&amp; f) {</text:p>
      <text:p text:style-name="P22"><text:s text:c="4"/>f.read(is);</text:p>
      <text:p text:style-name="P22"><text:s text:c="4"/>return is;</text:p>
      <text:p text:style-name="P22">}</text:p>
      <text:p text:style-name="P22">std::ostream&amp; operator &lt;&lt;(std::ostream&amp; os, figure&amp; f) {</text:p>
      <text:p text:style-name="P22"><text:s text:c="4"/>f.write(os);</text:p>
      <text:p text:style-name="P22"><text:s text:c="4"/>return os;</text:p>
      <text:p text:style-name="P22">}</text:p>
      <text:p text:style-name="P22"/>
      <text:p text:style-name="P22">#endif</text:p>
      <text:p text:style-name="P22"/>
      <text:p text:style-name="P22">hexagon.hpp:</text:p>
      <text:p text:style-name="P22">#ifndef T_HEXAGON_HPP</text:p>
      <text:p text:style-name="P22">#define T_HEXAGON_HPP</text:p>
      <text:p text:style-name="P22"/>
      <text:p text:style-name="P22">#include "point.hpp"</text:p>
      <text:p text:style-name="P22"><text:soft-page-break/>#include "figure.hpp"</text:p>
      <text:p text:style-name="P22"/>
      <text:p text:style-name="P22">template&lt;typename T&gt;</text:p>
      <text:p text:style-name="P22">class hexagon : public figure {</text:p>
      <text:p text:style-name="P22">public:</text:p>
      <text:p text:style-name="P22"><text:s text:c="4"/>hexagon() = default;</text:p>
      <text:p text:style-name="P22"><text:s text:c="4"/>hexagon(point&lt;T&gt;&amp;, point&lt;T&gt;&amp;, point&lt;T&gt;&amp;, point&lt;T&gt;&amp;, point&lt;T&gt;&amp;, point&lt;T&gt;&amp;);</text:p>
      <text:p text:style-name="P22"><text:s text:c="4"/>int get_size() const override;</text:p>
      <text:p text:style-name="P22"><text:s text:c="4"/>double area() override;</text:p>
      <text:p text:style-name="P22"><text:s text:c="4"/>point&lt;double&gt; center() <text:s/>override;</text:p>
      <text:p text:style-name="P22"><text:s text:c="4"/>void write(std::ostream&amp;) const override;</text:p>
      <text:p text:style-name="P22"><text:s text:c="4"/>void read(std::istream&amp;) override;</text:p>
      <text:p text:style-name="P22">private:</text:p>
      <text:p text:style-name="P22"><text:s text:c="4"/>point&lt;T&gt; p1, p2, p3, p4, p5, p6;</text:p>
      <text:p text:style-name="P22">};</text:p>
      <text:p text:style-name="P22"/>
      <text:p text:style-name="P22">template&lt;typename T&gt;</text:p>
      <text:p text:style-name="P22">hexagon&lt;T&gt;::hexagon(point&lt;T&gt;&amp; p1_, point&lt;T&gt;&amp; p2_, point&lt;T&gt;&amp; p3_, point&lt;T&gt;&amp; p4_, point&lt;T&gt;&amp; p5_, point&lt;T&gt;&amp; p6_)</text:p>
      <text:p text:style-name="P22"><text:s text:c="12"/>: p1(p1_), p2(p2_), p3(p3_), p4(p4_), p5(p5_), p6(p6_) {};</text:p>
      <text:p text:style-name="P22"/>
      <text:p text:style-name="P22">template&lt;typename T&gt;</text:p>
      <text:p text:style-name="P22">int hexagon&lt;T&gt;::get_size() const {</text:p>
      <text:p text:style-name="P22"><text:s text:c="4"/>return 6;</text:p>
      <text:p text:style-name="P22">}</text:p>
      <text:p text:style-name="P22"/>
      <text:p text:style-name="P22">template&lt;typename T&gt;</text:p>
      <text:p text:style-name="P22">double hexagon&lt;T&gt;::area() {</text:p>
      <text:p text:style-name="P22"><text:s text:c="4"/>point&lt;T&gt; points[6] = {p1, p2, p3, p4, p5, p6};</text:p>
      <text:p text:style-name="P22"><text:s text:c="4"/>return polygon_area(points, 6);</text:p>
      <text:p text:style-name="P22">}</text:p>
      <text:p text:style-name="P22"/>
      <text:p text:style-name="P22">template&lt;typename T&gt;</text:p>
      <text:p text:style-name="P22">point&lt;double&gt; hexagon&lt;T&gt;::center() {</text:p>
      <text:p text:style-name="P22"><text:s text:c="4"/>point&lt;T&gt; points[6] = {p1, p2, p3, p4, p5, p6};</text:p>
      <text:p text:style-name="P22"><text:s text:c="4"/>return polygon_center(points, 6);</text:p>
      <text:p text:style-name="P22">}</text:p>
      <text:p text:style-name="P22"/>
      <text:p text:style-name="P22">template&lt;typename T&gt;</text:p>
      <text:p text:style-name="P22">void hexagon&lt;T&gt;::write(std::ostream&amp; os) const {</text:p>
      <text:p text:style-name="P22"><text:s text:c="4"/>os &lt;&lt; "hexagon "&lt;&lt; p1 &lt;&lt; " " &lt;&lt; p2 &lt;&lt; " " &lt;&lt; p3 &lt;&lt; " " &lt;&lt; p4 &lt;&lt; " " &lt;&lt; p5 &lt;&lt; " " &lt;&lt; p6;</text:p>
      <text:p text:style-name="P22"><text:soft-page-break/>}</text:p>
      <text:p text:style-name="P22"/>
      <text:p text:style-name="P22">template&lt;typename T&gt;</text:p>
      <text:p text:style-name="P22">void hexagon&lt;T&gt;::read(std::istream&amp; is) {</text:p>
      <text:p text:style-name="P22"><text:s text:c="4"/>point&lt;T&gt; p1_, p2_, p3_, p4_, p5_, p6_;</text:p>
      <text:p text:style-name="P22"><text:s text:c="4"/>is &gt;&gt; p1_ &gt;&gt; p2_ &gt;&gt; p3_ &gt;&gt; p4_ &gt;&gt; p5_ &gt;&gt; p6_;</text:p>
      <text:p text:style-name="P22"><text:s text:c="4"/>*this = hexagon(p1_, p2_, p3_, p4_, p5_, p6_);</text:p>
      <text:p text:style-name="P22">}</text:p>
      <text:p text:style-name="P22"/>
      <text:p text:style-name="P22">template&lt;typename T&gt;</text:p>
      <text:p text:style-name="P22">std::ostream&amp; operator &lt;&lt;(std::ostream&amp; os, const hexagon&lt;T&gt;&amp; hex) {</text:p>
      <text:p text:style-name="P22"><text:s text:c="4"/>hex.write(os);</text:p>
      <text:p text:style-name="P22"><text:s text:c="4"/>return os;</text:p>
      <text:p text:style-name="P22">}</text:p>
      <text:p text:style-name="P22"/>
      <text:p text:style-name="P22">template&lt;typename T&gt;</text:p>
      <text:p text:style-name="P22">std::istream&amp; operator &gt;&gt;(std::istream&amp; is, hexagon&lt;T&gt;&amp; hex) {</text:p>
      <text:p text:style-name="P22"><text:s text:c="4"/>hex.read(is);</text:p>
      <text:p text:style-name="P22"><text:s text:c="4"/>return is;</text:p>
      <text:p text:style-name="P22">}</text:p>
      <text:p text:style-name="P22"/>
      <text:p text:style-name="P22">#endif</text:p>
      <text:p text:style-name="P22"/>
      <text:p text:style-name="P22">octagon.hpp:</text:p>
      <text:p text:style-name="P22">#ifndef T_OCTAGON_HPP</text:p>
      <text:p text:style-name="P22">#define T_OCTAGON_HPP</text:p>
      <text:p text:style-name="P22"/>
      <text:p text:style-name="P22">#include "point.hpp"</text:p>
      <text:p text:style-name="P22">#include "figure.hpp"</text:p>
      <text:p text:style-name="P22"/>
      <text:p text:style-name="P22">template&lt;typename T&gt;</text:p>
      <text:p text:style-name="P22">class octagon : public figure {</text:p>
      <text:p text:style-name="P22">public:</text:p>
      <text:p text:style-name="P22"><text:s text:c="4"/>octagon() = default;</text:p>
      <text:p text:style-name="P22"><text:s text:c="4"/>octagon(point&lt;T&gt;&amp;, point&lt;T&gt;&amp;, point&lt;T&gt;&amp;, point&lt;T&gt;&amp;, point&lt;T&gt;&amp;, point&lt;T&gt;&amp;, point&lt;T&gt;&amp;, point&lt;T&gt;&amp;);</text:p>
      <text:p text:style-name="P22"><text:s text:c="4"/>int get_size() const override;</text:p>
      <text:p text:style-name="P22"><text:s text:c="4"/>double area() override;</text:p>
      <text:p text:style-name="P22"><text:s text:c="4"/>point&lt;double&gt; center() override;</text:p>
      <text:p text:style-name="P22"><text:s text:c="4"/>void write(std::ostream&amp;) const override;</text:p>
      <text:p text:style-name="P22"><text:s text:c="4"/>void read(std::istream&amp;) override;</text:p>
      <text:p text:style-name="P22">private:</text:p>
      <text:p text:style-name="P22"><text:s text:c="4"/>point&lt;T&gt; p1, p2, p3, p4, p5, p6, p7, p8;</text:p>
      <text:p text:style-name="P22"><text:soft-page-break/>};</text:p>
      <text:p text:style-name="P22"/>
      <text:p text:style-name="P22">template&lt;typename T&gt;</text:p>
      <text:p text:style-name="P22">octagon&lt;T&gt;::octagon(point&lt;T&gt;&amp; p1_, point&lt;T&gt;&amp; p2_, point&lt;T&gt;&amp; p3_, point&lt;T&gt;&amp; p4_, point&lt;T&gt;&amp; p5_, point&lt;T&gt;&amp; p6_, point&lt;T&gt;&amp; p7_, point&lt;T&gt;&amp; p8_)</text:p>
      <text:p text:style-name="P22"><text:s text:c="12"/>: p1(p1_), p2(p2_), p3(p3_), p4(p4_), p5(p5_), p6(p6_), p7(p7_), p8(p8_) {};</text:p>
      <text:p text:style-name="P22"/>
      <text:p text:style-name="P22">template&lt;typename T&gt;</text:p>
      <text:p text:style-name="P22">int octagon&lt;T&gt;::get_size() const {</text:p>
      <text:p text:style-name="P22"><text:s text:c="4"/>return 8;</text:p>
      <text:p text:style-name="P22">}</text:p>
      <text:p text:style-name="P22"/>
      <text:p text:style-name="P22">template&lt;typename T&gt;</text:p>
      <text:p text:style-name="P22">double octagon&lt;T&gt;::area() {</text:p>
      <text:p text:style-name="P22"><text:s text:c="4"/>point&lt;T&gt; points[8] = {p1, p2, p3, p4, p5, p6, p7, p8};</text:p>
      <text:p text:style-name="P22"><text:s text:c="4"/>return polygon_area(points, 8);</text:p>
      <text:p text:style-name="P22">}</text:p>
      <text:p text:style-name="P22"/>
      <text:p text:style-name="P22">template&lt;typename T&gt;</text:p>
      <text:p text:style-name="P22">point&lt;double&gt; octagon&lt;T&gt;::center() {</text:p>
      <text:p text:style-name="P22"><text:s text:c="4"/>point&lt;T&gt; points[8] = {p1, p2, p3, p4, p5, p6, p7, p8};</text:p>
      <text:p text:style-name="P22"><text:s text:c="4"/>return polygon_center(points, 8);</text:p>
      <text:p text:style-name="P22">}</text:p>
      <text:p text:style-name="P22"/>
      <text:p text:style-name="P22">template&lt;typename T&gt;</text:p>
      <text:p text:style-name="P22">void octagon&lt;T&gt;::write(std::ostream&amp; os) const {</text:p>
      <text:p text:style-name="P22"><text:s text:c="4"/>os &lt;&lt; "octagon " &lt;&lt; p1 &lt;&lt; " " &lt;&lt; p2 &lt;&lt; " " &lt;&lt; p3 &lt;&lt; " " &lt;&lt; p4 &lt;&lt; " " &lt;&lt; p5 &lt;&lt; " " &lt;&lt; p6 &lt;&lt; " " &lt;&lt; p7 &lt;&lt; " " &lt;&lt; p8;</text:p>
      <text:p text:style-name="P22">}</text:p>
      <text:p text:style-name="P22"/>
      <text:p text:style-name="P22">template&lt;typename T&gt;</text:p>
      <text:p text:style-name="P22">void octagon&lt;T&gt;::read(std::istream&amp; is) {</text:p>
      <text:p text:style-name="P22"><text:s text:c="4"/>point&lt;T&gt; p1_, p2_, p3_, p4_, p5_, p6_, p7_, p8_;</text:p>
      <text:p text:style-name="P22"><text:s text:c="4"/>is &gt;&gt; p1_ &gt;&gt; p2_ &gt;&gt; p3_ &gt;&gt; p4_ &gt;&gt; p5_ &gt;&gt; p6_ &gt;&gt; p7_ &gt;&gt; p8_;</text:p>
      <text:p text:style-name="P22"><text:s text:c="4"/>*this = octagon(p1_, p2_, p3_, p4_, p5_, p6_, p7_, p8_);</text:p>
      <text:p text:style-name="P22">}</text:p>
      <text:p text:style-name="P22"/>
      <text:p text:style-name="P22">template&lt;typename T&gt;</text:p>
      <text:p text:style-name="P22">std::ostream&amp; operator &lt;&lt;(std::ostream&amp; os, const octagon&lt;T&gt;&amp; oct) {</text:p>
      <text:p text:style-name="P22"><text:s text:c="4"/>oct.write(os);</text:p>
      <text:p text:style-name="P22"><text:s text:c="4"/>return os;</text:p>
      <text:p text:style-name="P22"><text:soft-page-break/>}</text:p>
      <text:p text:style-name="P22"/>
      <text:p text:style-name="P22">template&lt;typename T&gt;</text:p>
      <text:p text:style-name="P22">std::istream&amp; operator &gt;&gt;(std::istream&amp; is, octagon&lt;T&gt;&amp; oct) {</text:p>
      <text:p text:style-name="P22"><text:s text:c="4"/>oct.read(is);</text:p>
      <text:p text:style-name="P22"><text:s text:c="4"/>return is;</text:p>
      <text:p text:style-name="P22">}</text:p>
      <text:p text:style-name="P22"/>
      <text:p text:style-name="P22">#endif</text:p>
      <text:p text:style-name="P22"/>
      <text:p text:style-name="P22">triangle.hpp:</text:p>
      <text:p text:style-name="P22">#ifndef T_TRIANGLE_HPP</text:p>
      <text:p text:style-name="P22">#define T_TRIANGLE_HPP</text:p>
      <text:p text:style-name="P22"/>
      <text:p text:style-name="P22">#include "point.hpp"</text:p>
      <text:p text:style-name="P22">#include "figure.hpp"</text:p>
      <text:p text:style-name="P22"/>
      <text:p text:style-name="P22">template&lt;typename T&gt;</text:p>
      <text:p text:style-name="P22">class triangle : public figure {</text:p>
      <text:p text:style-name="P22">public:</text:p>
      <text:p text:style-name="P22"><text:s text:c="4"/>triangle() = default;</text:p>
      <text:p text:style-name="P22"><text:s text:c="4"/>triangle(point&lt;T&gt;&amp;, point&lt;T&gt;&amp;, point&lt;T&gt;&amp;);</text:p>
      <text:p text:style-name="P22"><text:s text:c="4"/>int get_size() const override;</text:p>
      <text:p text:style-name="P22"><text:s text:c="4"/>double area() override;</text:p>
      <text:p text:style-name="P22"><text:s text:c="4"/>point&lt;double&gt; center() override;</text:p>
      <text:p text:style-name="P22"><text:s text:c="4"/>void write(std::ostream&amp;) const override;</text:p>
      <text:p text:style-name="P22"><text:s text:c="4"/>void read(std::istream&amp;) override;</text:p>
      <text:p text:style-name="P22">private:</text:p>
      <text:p text:style-name="P22"><text:s text:c="4"/>point&lt;T&gt; p1, p2, p3;</text:p>
      <text:p text:style-name="P22">};</text:p>
      <text:p text:style-name="P22"/>
      <text:p text:style-name="P22">template&lt;typename T&gt;</text:p>
      <text:p text:style-name="P22">triangle&lt;T&gt;::triangle(point&lt;T&gt;&amp; p1_, point&lt;T&gt;&amp; p2_, point&lt;T&gt;&amp; p3_)</text:p>
      <text:p text:style-name="P22"><text:s text:c="12"/>: p1(p1_), p2(p2_), p3(p3_) {};</text:p>
      <text:p text:style-name="P22"/>
      <text:p text:style-name="P22">template&lt;typename T&gt;</text:p>
      <text:p text:style-name="P22">int triangle&lt;T&gt;::get_size() const {</text:p>
      <text:p text:style-name="P22"><text:s text:c="4"/>return 3;</text:p>
      <text:p text:style-name="P22">}</text:p>
      <text:p text:style-name="P22"/>
      <text:p text:style-name="P22">template&lt;typename T&gt;</text:p>
      <text:p text:style-name="P22">double triangle&lt;T&gt;::area() {</text:p>
      <text:p text:style-name="P22"><text:s text:c="4"/>point&lt;T&gt; points[3] = {p1, p2, p3};</text:p>
      <text:p text:style-name="P22"><text:soft-page-break/><text:s text:c="4"/>return polygon_area(points, 3);</text:p>
      <text:p text:style-name="P22">}</text:p>
      <text:p text:style-name="P22"/>
      <text:p text:style-name="P22">template&lt;typename T&gt;</text:p>
      <text:p text:style-name="P22">point&lt;double&gt; triangle&lt;T&gt;::center() {</text:p>
      <text:p text:style-name="P22"><text:s text:c="4"/>point&lt;T&gt; points[3] = {p1, p2, p3};</text:p>
      <text:p text:style-name="P22"><text:s text:c="4"/>return polygon_center(points, 3);</text:p>
      <text:p text:style-name="P22">}</text:p>
      <text:p text:style-name="P22"/>
      <text:p text:style-name="P22">template&lt;typename T&gt;</text:p>
      <text:p text:style-name="P22">void triangle&lt;T&gt;::write(std::ostream&amp; os) const {</text:p>
      <text:p text:style-name="P22"><text:s text:c="4"/>os &lt;&lt; "triangle " &lt;&lt; p1 &lt;&lt; " " &lt;&lt; p2 &lt;&lt; " " &lt;&lt; p3;</text:p>
      <text:p text:style-name="P22">}</text:p>
      <text:p text:style-name="P22"/>
      <text:p text:style-name="P22">template&lt;typename T&gt;</text:p>
      <text:p text:style-name="P22">void triangle&lt;T&gt;::read(std::istream&amp; is) {</text:p>
      <text:p text:style-name="P22"><text:s text:c="4"/>point&lt;T&gt; p1_, p2_, p3_;</text:p>
      <text:p text:style-name="P22"><text:s text:c="4"/>is &gt;&gt; p1_ &gt;&gt; p2_ &gt;&gt; p3_;</text:p>
      <text:p text:style-name="P22"><text:s text:c="4"/>*this = triangle(p1_, p2_, p3_);</text:p>
      <text:p text:style-name="P22">}</text:p>
      <text:p text:style-name="P22"/>
      <text:p text:style-name="P22">template&lt;typename T&gt;</text:p>
      <text:p text:style-name="P22">std::ostream&amp; operator &lt;&lt;(std::ostream&amp; os, const triangle&lt;T&gt;&amp; tri) {</text:p>
      <text:p text:style-name="P22"><text:s text:c="4"/>tri.write(os);</text:p>
      <text:p text:style-name="P22"><text:s text:c="4"/>return os;</text:p>
      <text:p text:style-name="P22">}</text:p>
      <text:p text:style-name="P22"/>
      <text:p text:style-name="P22">template&lt;typename T&gt;</text:p>
      <text:p text:style-name="P22">std::istream&amp; operator &gt;&gt;(std::istream&amp; is, triangle&lt;T&gt;&amp; tri) {</text:p>
      <text:p text:style-name="P22"><text:s text:c="4"/>tri.read(is);</text:p>
      <text:p text:style-name="P22"><text:s text:c="4"/>return is;</text:p>
      <text:p text:style-name="P22">}</text:p>
      <text:p text:style-name="P22"/>
      <text:p text:style-name="P22">#endif</text:p>
      <text:p text:style-name="P22"/>
      <text:p text:style-name="P22">point.hpp:</text:p>
      <text:p text:style-name="P22">#ifndef T_POINT_HPP</text:p>
      <text:p text:style-name="P22">#define T_POINT_HPP</text:p>
      <text:p text:style-name="P22"/>
      <text:p text:style-name="P22">#include &lt;iostream&gt;</text:p>
      <text:p text:style-name="P22"/>
      <text:p text:style-name="P22">template&lt;typename T&gt;</text:p>
      <text:p text:style-name="P22">struct point {</text:p>
      <text:p text:style-name="P22"><text:soft-page-break/><text:s text:c="4"/>T x;</text:p>
      <text:p text:style-name="P22"><text:s text:c="4"/>T y;</text:p>
      <text:p text:style-name="P22"><text:s text:c="4"/>point&lt;T&gt; operator +(point&lt;T&gt;&amp;);</text:p>
      <text:p text:style-name="P22"><text:s text:c="4"/>point&lt;T&gt; operator -(point&lt;T&gt;&amp;);</text:p>
      <text:p text:style-name="P22">};</text:p>
      <text:p text:style-name="P22"/>
      <text:p text:style-name="P22">template&lt;typename T&gt;</text:p>
      <text:p text:style-name="P22">point&lt;T&gt; point&lt;T&gt;::operator +(point&lt;T&gt;&amp; other) {</text:p>
      <text:p text:style-name="P22"><text:s text:c="4"/>return {x + other.x, y + other.y};</text:p>
      <text:p text:style-name="P22">}</text:p>
      <text:p text:style-name="P22"/>
      <text:p text:style-name="P22">template&lt;typename T&gt;</text:p>
      <text:p text:style-name="P22">point&lt;T&gt; point&lt;T&gt;::operator -(point&lt;T&gt;&amp; other) {</text:p>
      <text:p text:style-name="P22"><text:s text:c="4"/>return {x - other.x, y - other.y};</text:p>
      <text:p text:style-name="P22">}</text:p>
      <text:p text:style-name="P22"/>
      <text:p text:style-name="P22">template&lt;typename T&gt;</text:p>
      <text:p text:style-name="P22">std::ostream&amp; operator &lt;&lt;(std::ostream&amp; os, const point&lt;T&gt;&amp; p) {</text:p>
      <text:p text:style-name="P22"><text:s text:c="4"/>os &lt;&lt; p.x &lt;&lt; " " &lt;&lt; p.y;</text:p>
      <text:p text:style-name="P22"><text:s text:c="4"/>return os;</text:p>
      <text:p text:style-name="P22">}</text:p>
      <text:p text:style-name="P22"/>
      <text:p text:style-name="P22">template&lt;typename T&gt;</text:p>
      <text:p text:style-name="P22">std::istream&amp; operator &gt;&gt;(std::istream&amp; is, point&lt;T&gt;&amp; p) {</text:p>
      <text:p text:style-name="P22"><text:s text:c="4"/>is &gt;&gt; p.x &gt;&gt; p.y;</text:p>
      <text:p text:style-name="P22"><text:s text:c="4"/>return is;</text:p>
      <text:p text:style-name="P22">}</text:p>
      <text:p text:style-name="P22"/>
      <text:p text:style-name="P22">#endif</text:p>
      <text:p text:style-name="P22"/>
      <text:p text:style-name="P22">stack.hpp:</text:p>
      <text:p text:style-name="P22">#ifndef CONT_STACK_HPP</text:p>
      <text:p text:style-name="P22">#define CONT_STACK_HPP</text:p>
      <text:p text:style-name="P22"/>
      <text:p text:style-name="P22">#include &lt;exception&gt;</text:p>
      <text:p text:style-name="P22">#include &lt;memory&gt;</text:p>
      <text:p text:style-name="P22"/>
      <text:p text:style-name="P22">namespace cont {</text:p>
      <text:p text:style-name="P22"><text:s text:c="4"/>template&lt;class T&gt;</text:p>
      <text:p text:style-name="P22"><text:s text:c="4"/>class stack {</text:p>
      <text:p text:style-name="P22"><text:s text:c="4"/>private:</text:p>
      <text:p text:style-name="P22"><text:s text:c="8"/>class stack_node;</text:p>
      <text:p text:style-name="P22"><text:s text:c="8"/>std::shared_ptr&lt;stack_node&gt; head;</text:p>
      <text:p text:style-name="P22"><text:soft-page-break/><text:s text:c="8"/>std::shared_ptr&lt;stack_node&gt; tail;</text:p>
      <text:p text:style-name="P22"><text:s text:c="4"/>public:</text:p>
      <text:p text:style-name="P22"><text:s text:c="8"/>class iterator;</text:p>
      <text:p text:style-name="P22"><text:s text:c="8"/>class const_iterator;</text:p>
      <text:p text:style-name="P22"><text:s text:c="8"/>stack();</text:p>
      <text:p text:style-name="P22"><text:s text:c="8"/>stack(const stack&amp;) = delete;</text:p>
      <text:p text:style-name="P22"><text:s text:c="8"/>stack&amp; operator =(const stack&amp;) = delete;</text:p>
      <text:p text:style-name="P22"/>
      <text:p text:style-name="P22"><text:s text:c="8"/>bool empty() const;</text:p>
      <text:p text:style-name="P22"><text:s text:c="8"/>void push(const T&amp;);</text:p>
      <text:p text:style-name="P22"><text:s text:c="8"/>void pop();</text:p>
      <text:p text:style-name="P22"><text:s text:c="8"/>T&amp; top();</text:p>
      <text:p text:style-name="P22"><text:s text:c="8"/>size_t size() const;</text:p>
      <text:p text:style-name="P22"/>
      <text:p text:style-name="P22"><text:s text:c="8"/>iterator begin();</text:p>
      <text:p text:style-name="P22"><text:s text:c="8"/>iterator end();</text:p>
      <text:p text:style-name="P22"><text:s text:c="8"/>const_iterator begin() const;</text:p>
      <text:p text:style-name="P22"><text:s text:c="8"/>const_iterator end() const;</text:p>
      <text:p text:style-name="P22"/>
      <text:p text:style-name="P22"><text:s text:c="8"/>void insert(iterator, const T&amp;);</text:p>
      <text:p text:style-name="P22"><text:s text:c="8"/>void erase(iterator);</text:p>
      <text:p text:style-name="P22"><text:s text:c="4"/>};</text:p>
      <text:p text:style-name="P22"/>
      <text:p text:style-name="P22"><text:s text:c="4"/>template&lt;typename T&gt;</text:p>
      <text:p text:style-name="P22"><text:s text:c="4"/>struct stack&lt;T&gt;::stack_node {</text:p>
      <text:p text:style-name="P22"><text:s text:c="8"/>stack_node() = default;</text:p>
      <text:p text:style-name="P22"><text:s text:c="8"/>stack_node(T new_value) : value(new_value) {}</text:p>
      <text:p text:style-name="P22"/>
      <text:p text:style-name="P22"><text:s text:c="8"/>T value;</text:p>
      <text:p text:style-name="P22"><text:s text:c="8"/>std::shared_ptr&lt;stack_node&gt; next = nullptr;</text:p>
      <text:p text:style-name="P22"><text:s text:c="8"/>std::weak_ptr&lt;stack_node&gt; prev;</text:p>
      <text:p text:style-name="P22"><text:s text:c="4"/>};</text:p>
      <text:p text:style-name="P22"/>
      <text:p text:style-name="P22"><text:s text:c="4"/>template&lt;typename T&gt;</text:p>
      <text:p text:style-name="P22"><text:s text:c="4"/>stack&lt;T&gt;::stack() {</text:p>
      <text:p text:style-name="P22"><text:s text:c="8"/>head = std::make_shared&lt;stack_node&gt;();</text:p>
      <text:p text:style-name="P22"><text:s text:c="8"/>tail = head;</text:p>
      <text:p text:style-name="P22"><text:s text:c="4"/>}</text:p>
      <text:p text:style-name="P22"/>
      <text:p text:style-name="P22"><text:s text:c="4"/>template&lt;typename T&gt;</text:p>
      <text:p text:style-name="P22"><text:s text:c="4"/>bool stack&lt;T&gt;::empty() const {</text:p>
      <text:p text:style-name="P22"><text:s text:c="8"/>return head == tail;</text:p>
      <text:p text:style-name="P22"><text:s text:c="4"/>}</text:p>
      <text:p text:style-name="P22"><text:soft-page-break/></text:p>
      <text:p text:style-name="P22"><text:s text:c="4"/>template&lt;typename T&gt;</text:p>
      <text:p text:style-name="P22"><text:s text:c="4"/>void stack&lt;T&gt;::push(const T&amp; value) {</text:p>
      <text:p text:style-name="P22"><text:s text:c="8"/>std::shared_ptr&lt;stack_node&gt; new_elem = std::make_shared&lt;stack_node&gt;(value);</text:p>
      <text:p text:style-name="P22"><text:s text:c="8"/>if(empty()) {</text:p>
      <text:p text:style-name="P22"><text:s text:c="12"/>head = new_elem;</text:p>
      <text:p text:style-name="P22"><text:s text:c="12"/>head-&gt;next = tail;</text:p>
      <text:p text:style-name="P22"><text:s text:c="12"/>tail-&gt;prev = head;</text:p>
      <text:p text:style-name="P22"><text:s text:c="8"/>} else {</text:p>
      <text:p text:style-name="P22"><text:s text:c="12"/>new_elem-&gt;next = head;</text:p>
      <text:p text:style-name="P22"><text:s text:c="12"/>head-&gt;prev = new_elem;</text:p>
      <text:p text:style-name="P22"><text:s text:c="12"/>head = new_elem;</text:p>
      <text:p text:style-name="P22"><text:s text:c="8"/>}</text:p>
      <text:p text:style-name="P22"><text:s text:c="4"/>}</text:p>
      <text:p text:style-name="P22"/>
      <text:p text:style-name="P22"><text:s text:c="4"/>template&lt;typename T&gt;</text:p>
      <text:p text:style-name="P22"><text:s text:c="4"/>void stack&lt;T&gt;::pop() {</text:p>
      <text:p text:style-name="P22"><text:s text:c="8"/>if(empty()) {</text:p>
      <text:p text:style-name="P22"><text:s text:c="12"/>throw std::out_of_range("Pop from empty stack");</text:p>
      <text:p text:style-name="P22"><text:s text:c="8"/>}</text:p>
      <text:p text:style-name="P22"><text:s text:c="8"/>head = head-&gt;next;</text:p>
      <text:p text:style-name="P22"><text:s text:c="4"/>}</text:p>
      <text:p text:style-name="P22"/>
      <text:p text:style-name="P22"><text:s text:c="4"/>template&lt;typename T&gt;</text:p>
      <text:p text:style-name="P22"><text:s text:c="4"/>T&amp; stack&lt;T&gt;::top() {</text:p>
      <text:p text:style-name="P22"><text:s text:c="8"/>return head-&gt;value;</text:p>
      <text:p text:style-name="P22"><text:s text:c="4"/>}</text:p>
      <text:p text:style-name="P22"/>
      <text:p text:style-name="P22"><text:s text:c="4"/>template&lt;typename T&gt;</text:p>
      <text:p text:style-name="P22"><text:s text:c="4"/>size_t stack&lt;T&gt;::size() const {</text:p>
      <text:p text:style-name="P22"><text:s text:c="8"/>size_t size = 0;</text:p>
      <text:p text:style-name="P22"><text:s text:c="8"/>for(auto i : *this) {</text:p>
      <text:p text:style-name="P22"><text:s text:c="12"/>++size;</text:p>
      <text:p text:style-name="P22"><text:s text:c="8"/>}</text:p>
      <text:p text:style-name="P22"><text:s text:c="8"/>return size;</text:p>
      <text:p text:style-name="P22"><text:s text:c="4"/>}</text:p>
      <text:p text:style-name="P22"/>
      <text:p text:style-name="P22"><text:s text:c="4"/>template&lt;typename T&gt;</text:p>
      <text:p text:style-name="P22"><text:s text:c="4"/>typename stack&lt;T&gt;::iterator stack&lt;T&gt;::begin() {</text:p>
      <text:p text:style-name="P22"><text:s text:c="8"/>return iterator(head, this);</text:p>
      <text:p text:style-name="P22"><text:s text:c="4"/>}</text:p>
      <text:p text:style-name="P22"><text:s text:c="4"/>template&lt;typename T&gt;</text:p>
      <text:p text:style-name="P22"><text:soft-page-break/><text:s text:c="4"/>typename stack&lt;T&gt;::iterator stack&lt;T&gt;::end() {</text:p>
      <text:p text:style-name="P22"><text:s text:c="8"/>return iterator(tail, this);</text:p>
      <text:p text:style-name="P22"><text:s text:c="4"/>}</text:p>
      <text:p text:style-name="P22"><text:s text:c="4"/>template&lt;typename T&gt;</text:p>
      <text:p text:style-name="P22"><text:s text:c="4"/>typename stack&lt;T&gt;::const_iterator stack&lt;T&gt;::begin() const {</text:p>
      <text:p text:style-name="P22"><text:s text:c="8"/>return const_iterator(head, this);</text:p>
      <text:p text:style-name="P22"><text:s text:c="4"/>}</text:p>
      <text:p text:style-name="P22"><text:s text:c="4"/>template&lt;typename T&gt;</text:p>
      <text:p text:style-name="P22"><text:s text:c="4"/>typename stack&lt;T&gt;::const_iterator stack&lt;T&gt;::end() const {</text:p>
      <text:p text:style-name="P22"><text:s text:c="8"/>return const_iterator(tail, this);</text:p>
      <text:p text:style-name="P22"><text:s text:c="4"/>}</text:p>
      <text:p text:style-name="P22"/>
      <text:p text:style-name="P22"><text:s text:c="4"/>template&lt;typename T&gt;</text:p>
      <text:p text:style-name="P22"><text:s text:c="4"/>void stack&lt;T&gt;::insert(iterator it, const T&amp; value) {</text:p>
      <text:p text:style-name="P22"><text:s text:c="8"/>if(it.collection != this) {</text:p>
      <text:p text:style-name="P22"><text:s text:c="12"/>throw std::runtime_error("Iterator does not belong to this collection");</text:p>
      <text:p text:style-name="P22"><text:s text:c="8"/>}</text:p>
      <text:p text:style-name="P22"><text:s text:c="8"/>std::shared_ptr&lt;stack_node&gt; it_ptr = it.node.lock();</text:p>
      <text:p text:style-name="P22"><text:s text:c="8"/>if(!it_ptr) {</text:p>
      <text:p text:style-name="P22"><text:s text:c="12"/>throw std::runtime_error("Iterator is corrupted");</text:p>
      <text:p text:style-name="P22"><text:s text:c="8"/>}</text:p>
      <text:p text:style-name="P22"><text:s text:c="8"/>if(it == begin()) {</text:p>
      <text:p text:style-name="P22"><text:s text:c="12"/>push(value);</text:p>
      <text:p text:style-name="P22"><text:s text:c="12"/>return;</text:p>
      <text:p text:style-name="P22"><text:s text:c="8"/>}</text:p>
      <text:p text:style-name="P22"><text:s text:c="8"/>std::shared_ptr&lt;stack_node&gt; new_elem = std::make_shared&lt;stack_node&gt;(value);</text:p>
      <text:p text:style-name="P22"><text:s text:c="8"/>if(it == end()) {</text:p>
      <text:p text:style-name="P22"><text:s text:c="12"/>it_ptr-&gt;prev.lock()-&gt;next = new_elem;</text:p>
      <text:p text:style-name="P22"><text:s text:c="12"/>new_elem-&gt;prev = it_ptr-&gt;prev;</text:p>
      <text:p text:style-name="P22"><text:s text:c="12"/>new_elem-&gt;next = it_ptr;</text:p>
      <text:p text:style-name="P22"><text:s text:c="12"/>it_ptr-&gt;prev = new_elem;</text:p>
      <text:p text:style-name="P22"><text:s text:c="8"/>} else {</text:p>
      <text:p text:style-name="P22"><text:s text:c="12"/>std::shared_ptr&lt;stack_node&gt; next_ptr = it_ptr-&gt;next;</text:p>
      <text:p text:style-name="P22"><text:s text:c="12"/>std::weak_ptr&lt;stack_node&gt; prev_ptr = it_ptr;</text:p>
      <text:p text:style-name="P22"><text:s text:c="12"/>new_elem-&gt;next = next_ptr;</text:p>
      <text:p text:style-name="P22"><text:s text:c="12"/>next_ptr-&gt;prev = new_elem;</text:p>
      <text:p text:style-name="P22"><text:s text:c="12"/>new_elem-&gt;prev = prev_ptr;</text:p>
      <text:p text:style-name="P22"><text:s text:c="12"/>prev_ptr.lock()-&gt;next = new_elem;</text:p>
      <text:p text:style-name="P22"><text:s text:c="8"/>}</text:p>
      <text:p text:style-name="P22"><text:s text:c="4"/>}</text:p>
      <text:p text:style-name="P22"/>
      <text:p text:style-name="P22"><text:soft-page-break/><text:s text:c="4"/>template&lt;typename T&gt;</text:p>
      <text:p text:style-name="P22"><text:s text:c="4"/>void stack&lt;T&gt;::erase(iterator it) {</text:p>
      <text:p text:style-name="P22"><text:s text:c="8"/>if(it.collection != this) {</text:p>
      <text:p text:style-name="P22"><text:s text:c="12"/>throw std::runtime_error("Iterator does not belong to this collection");</text:p>
      <text:p text:style-name="P22"><text:s text:c="8"/>}</text:p>
      <text:p text:style-name="P22"><text:s text:c="8"/>std::shared_ptr&lt;stack_node&gt; it_ptr = it.node.lock();</text:p>
      <text:p text:style-name="P22"><text:s text:c="8"/>if(!it_ptr) {</text:p>
      <text:p text:style-name="P22"><text:s text:c="12"/>throw std::runtime_error("Iterator is corrupted");</text:p>
      <text:p text:style-name="P22"><text:s text:c="8"/>}</text:p>
      <text:p text:style-name="P22"><text:s text:c="8"/>if(it == end()) {</text:p>
      <text:p text:style-name="P22"><text:s text:c="12"/>throw std::runtime_error("Erase of end iterator");</text:p>
      <text:p text:style-name="P22"><text:s text:c="8"/>}</text:p>
      <text:p text:style-name="P22"><text:s text:c="8"/>if(it == begin()) {</text:p>
      <text:p text:style-name="P22"><text:s text:c="12"/>pop();</text:p>
      <text:p text:style-name="P22"><text:s text:c="8"/>} else {</text:p>
      <text:p text:style-name="P22"><text:s text:c="12"/>std::shared_ptr&lt;stack_node&gt; next_ptr = it_ptr-&gt;next;</text:p>
      <text:p text:style-name="P22"><text:s text:c="12"/>std::weak_ptr&lt;stack_node&gt; prev_ptr = it_ptr-&gt;prev;</text:p>
      <text:p text:style-name="P22"><text:s text:c="12"/>next_ptr-&gt;prev = prev_ptr;</text:p>
      <text:p text:style-name="P22"><text:s text:c="12"/>prev_ptr.lock()-&gt;next = next_ptr;</text:p>
      <text:p text:style-name="P22"><text:s text:c="8"/>}</text:p>
      <text:p text:style-name="P22"><text:s text:c="4"/>}</text:p>
      <text:p text:style-name="P22"/>
      <text:p text:style-name="P22"><text:s text:c="4"/>template&lt;typename T&gt;</text:p>
      <text:p text:style-name="P22"><text:s text:c="4"/>class stack&lt;T&gt;::iterator {</text:p>
      <text:p text:style-name="P22"><text:s text:c="8"/>friend stack&lt;T&gt;;</text:p>
      <text:p text:style-name="P22"><text:s text:c="4"/>public:</text:p>
      <text:p text:style-name="P22"><text:s text:c="8"/>using value_type = T;</text:p>
      <text:p text:style-name="P22"><text:s text:c="8"/>using reference = T&amp;;</text:p>
      <text:p text:style-name="P22"><text:s text:c="8"/>using pointer = T*;</text:p>
      <text:p text:style-name="P22"><text:s text:c="8"/>using difference_type = ptrdiff_t;</text:p>
      <text:p text:style-name="P22"><text:s text:c="8"/>using iterator_category = std::forward_iterator_tag;</text:p>
      <text:p text:style-name="P22"/>
      <text:p text:style-name="P22"><text:s text:c="8"/>iterator(std::shared_ptr&lt;stack_node&gt; init_ptr, const stack&lt;T&gt;* ptr) : node(init_ptr), collection(ptr) {}</text:p>
      <text:p text:style-name="P22"><text:s text:c="8"/>iterator(const iterator&amp; other) : node(other.node), collection(other.collection) {}</text:p>
      <text:p text:style-name="P22"/>
      <text:p text:style-name="P22"><text:s text:c="8"/>iterator&amp; operator =(const iterator&amp;);</text:p>
      <text:p text:style-name="P22"><text:s text:c="8"/>bool operator ==(const iterator&amp;) const;</text:p>
      <text:p text:style-name="P22"><text:s text:c="8"/>bool operator !=(const iterator&amp;) const;</text:p>
      <text:p text:style-name="P22"><text:s text:c="8"/>iterator&amp; operator ++();</text:p>
      <text:p text:style-name="P22"><text:s text:c="8"/>iterator operator ++(int);</text:p>
      <text:p text:style-name="P22"><text:soft-page-break/><text:s text:c="8"/>T&amp; operator *() const;</text:p>
      <text:p text:style-name="P22"><text:s text:c="4"/>private:</text:p>
      <text:p text:style-name="P22"><text:s text:c="8"/>std::weak_ptr&lt;stack_node&gt; node;</text:p>
      <text:p text:style-name="P22"><text:s text:c="8"/>const stack&lt;T&gt;* collection;</text:p>
      <text:p text:style-name="P22"><text:s text:c="4"/>};</text:p>
      <text:p text:style-name="P22"/>
      <text:p text:style-name="P22"><text:s text:c="4"/>template&lt;typename T&gt;</text:p>
      <text:p text:style-name="P22"><text:s text:c="4"/>typename stack&lt;T&gt;::iterator&amp; stack&lt;T&gt;::iterator::operator =(const iterator&amp; other) {</text:p>
      <text:p text:style-name="P22"><text:s text:c="8"/>node = other.node;</text:p>
      <text:p text:style-name="P22"><text:s text:c="8"/>return *this;</text:p>
      <text:p text:style-name="P22"><text:s text:c="4"/>}</text:p>
      <text:p text:style-name="P22"><text:s text:c="4"/>template&lt;typename T&gt;</text:p>
      <text:p text:style-name="P22"><text:s text:c="4"/>bool stack&lt;T&gt;::iterator::operator ==(const iterator&amp; other) const {</text:p>
      <text:p text:style-name="P22"><text:s text:c="8"/>auto lhs = node.lock();</text:p>
      <text:p text:style-name="P22"><text:s text:c="8"/>auto rhs = other.node.lock();</text:p>
      <text:p text:style-name="P22"><text:s text:c="8"/>if (lhs &amp;&amp; rhs) {</text:p>
      <text:p text:style-name="P22"><text:s text:c="12"/>return lhs.get() == rhs.get();</text:p>
      <text:p text:style-name="P22"><text:s text:c="8"/>}</text:p>
      <text:p text:style-name="P22"><text:s text:c="8"/>return false;</text:p>
      <text:p text:style-name="P22"><text:s text:c="4"/>}</text:p>
      <text:p text:style-name="P22"><text:s text:c="4"/>template&lt;typename T&gt;</text:p>
      <text:p text:style-name="P22"><text:s text:c="4"/>bool stack&lt;T&gt;::iterator::operator !=(const iterator&amp; other) const {</text:p>
      <text:p text:style-name="P22"><text:s text:c="8"/>return !(*this == other);</text:p>
      <text:p text:style-name="P22"><text:s text:c="4"/>}</text:p>
      <text:p text:style-name="P22"><text:s text:c="4"/>template&lt;typename T&gt;</text:p>
      <text:p text:style-name="P22"><text:s text:c="4"/>typename stack&lt;T&gt;::iterator&amp; stack&lt;T&gt;::iterator::operator ++() {</text:p>
      <text:p text:style-name="P22"><text:s text:c="8"/>std::shared_ptr&lt;stack_node&gt; tmp = node.lock();</text:p>
      <text:p text:style-name="P22"><text:s text:c="8"/>if(tmp) {</text:p>
      <text:p text:style-name="P22"><text:s text:c="12"/>if(tmp-&gt;next == nullptr) {</text:p>
      <text:p text:style-name="P22"><text:s text:c="16"/>throw std::out_of_range("Going out of container boundaries");</text:p>
      <text:p text:style-name="P22"><text:s text:c="12"/>}</text:p>
      <text:p text:style-name="P22"><text:s text:c="12"/>tmp = tmp-&gt;next;</text:p>
      <text:p text:style-name="P22"><text:s text:c="12"/>node = tmp;</text:p>
      <text:p text:style-name="P22"><text:s text:c="12"/>return *this;</text:p>
      <text:p text:style-name="P22"><text:s text:c="8"/>} else {</text:p>
      <text:p text:style-name="P22"><text:s text:c="12"/>throw std::runtime_error("Element pointed by this iterator doesnt exist anymore");</text:p>
      <text:p text:style-name="P22"><text:s text:c="8"/>}</text:p>
      <text:p text:style-name="P22"><text:s text:c="4"/>}</text:p>
      <text:p text:style-name="P22"><text:s text:c="4"/>template&lt;typename T&gt;</text:p>
      <text:p text:style-name="P22"><text:s text:c="4"/>typename stack&lt;T&gt;::iterator stack&lt;T&gt;::iterator::operator ++(int) {</text:p>
      <text:p text:style-name="P22"><text:s text:c="8"/>iterator result(*this);</text:p>
      <text:p text:style-name="P22"><text:soft-page-break/><text:s text:c="8"/>++(*this);</text:p>
      <text:p text:style-name="P22"><text:s text:c="8"/>return result;</text:p>
      <text:p text:style-name="P22"><text:s text:c="4"/>}</text:p>
      <text:p text:style-name="P22"/>
      <text:p text:style-name="P22"><text:s text:c="4"/>template&lt;typename T&gt;</text:p>
      <text:p text:style-name="P22"><text:s text:c="4"/>T&amp; stack&lt;T&gt;::iterator::operator *() const {</text:p>
      <text:p text:style-name="P22"><text:s text:c="8"/>std::shared_ptr&lt;stack_node&gt; tmp = node.lock();</text:p>
      <text:p text:style-name="P22"><text:s text:c="8"/>if(tmp) {</text:p>
      <text:p text:style-name="P22"><text:s text:c="12"/>if(tmp-&gt;next == nullptr) {</text:p>
      <text:p text:style-name="P22"><text:s text:c="16"/>throw std::runtime_error("Dereferencing of end iterator");</text:p>
      <text:p text:style-name="P22"><text:s text:c="12"/>}</text:p>
      <text:p text:style-name="P22"><text:s text:c="12"/>return tmp-&gt;value;</text:p>
      <text:p text:style-name="P22"><text:s text:c="8"/>} else {</text:p>
      <text:p text:style-name="P22"><text:s text:c="12"/>throw std::runtime_error("Element pointed by this iterator doesnt exist anymore");</text:p>
      <text:p text:style-name="P22"><text:s text:c="8"/>}</text:p>
      <text:p text:style-name="P22"><text:s text:c="4"/>}</text:p>
      <text:p text:style-name="P22"/>
      <text:p text:style-name="P22"><text:s text:c="4"/>template&lt;typename T&gt;</text:p>
      <text:p text:style-name="P22"><text:s text:c="4"/>class stack&lt;T&gt;::const_iterator {</text:p>
      <text:p text:style-name="P22"><text:s text:c="4"/>private:</text:p>
      <text:p text:style-name="P22"><text:s text:c="8"/>std::weak_ptr&lt;stack_node&gt; node;</text:p>
      <text:p text:style-name="P22"><text:s text:c="8"/>const stack&lt;T&gt;* collection;</text:p>
      <text:p text:style-name="P22"><text:s text:c="4"/>public:</text:p>
      <text:p text:style-name="P22"><text:s text:c="8"/>using value_type = T;</text:p>
      <text:p text:style-name="P22"><text:s text:c="8"/>using reference = T&amp;;</text:p>
      <text:p text:style-name="P22"><text:s text:c="8"/>using pointer = T*;</text:p>
      <text:p text:style-name="P22"><text:s text:c="8"/>using difference_type = ptrdiff_t;</text:p>
      <text:p text:style-name="P22"><text:s text:c="8"/>using iterator_category = std::forward_iterator_tag;</text:p>
      <text:p text:style-name="P22"/>
      <text:p text:style-name="P22"><text:s text:c="8"/>const_iterator(std::shared_ptr&lt;stack_node&gt; init_ptr, const stack&lt;T&gt;* ptr) : node(init_ptr), collection(ptr) {}</text:p>
      <text:p text:style-name="P22"><text:s text:c="8"/>const_iterator(const const_iterator&amp; other) : node(other.node), collection(other.collection) {}</text:p>
      <text:p text:style-name="P22"/>
      <text:p text:style-name="P22"><text:s text:c="8"/>const_iterator&amp; operator =(const const_iterator&amp;);</text:p>
      <text:p text:style-name="P22"><text:s text:c="8"/>bool operator ==(const const_iterator&amp;) const;</text:p>
      <text:p text:style-name="P22"><text:s text:c="8"/>bool operator !=(const const_iterator&amp;) const;</text:p>
      <text:p text:style-name="P22"><text:s text:c="8"/>const_iterator&amp; operator ++();</text:p>
      <text:p text:style-name="P22"><text:s text:c="8"/>const_iterator operator ++(int);</text:p>
      <text:p text:style-name="P22"><text:s text:c="8"/>T&amp; operator *() const;</text:p>
      <text:p text:style-name="P22"><text:s text:c="4"/>};</text:p>
      <text:p text:style-name="P22"/>
      <text:p text:style-name="P22"><text:soft-page-break/><text:s text:c="4"/>template&lt;typename T&gt;</text:p>
      <text:p text:style-name="P22"><text:s text:c="4"/>typename stack&lt;T&gt;::const_iterator&amp; stack&lt;T&gt;::const_iterator::operator =(const const_iterator&amp; other) {</text:p>
      <text:p text:style-name="P22"><text:s text:c="8"/>node = other.node;</text:p>
      <text:p text:style-name="P22"><text:s text:c="8"/>return *this;</text:p>
      <text:p text:style-name="P22"><text:s text:c="4"/>}</text:p>
      <text:p text:style-name="P22"><text:s text:c="4"/>template&lt;typename T&gt;</text:p>
      <text:p text:style-name="P22"><text:s text:c="4"/>bool stack&lt;T&gt;::const_iterator::operator ==(const const_iterator&amp; other) const {</text:p>
      <text:p text:style-name="P22"><text:s text:c="8"/>auto lhs = node.lock();</text:p>
      <text:p text:style-name="P22"><text:s text:c="8"/>auto rhs = other.node.lock();</text:p>
      <text:p text:style-name="P22"><text:s text:c="8"/>if (lhs &amp;&amp; rhs) {</text:p>
      <text:p text:style-name="P22"><text:s text:c="12"/>return lhs.get() == rhs.get();</text:p>
      <text:p text:style-name="P22"><text:s text:c="8"/>}</text:p>
      <text:p text:style-name="P22"><text:s text:c="8"/>return false;</text:p>
      <text:p text:style-name="P22"><text:s text:c="4"/>}</text:p>
      <text:p text:style-name="P22"><text:s text:c="4"/>template&lt;typename T&gt;</text:p>
      <text:p text:style-name="P22"><text:s text:c="4"/>bool stack&lt;T&gt;::const_iterator::operator !=(const const_iterator&amp; other) const {</text:p>
      <text:p text:style-name="P22"><text:s text:c="8"/>return !(*this == other);</text:p>
      <text:p text:style-name="P22"><text:s text:c="4"/>}</text:p>
      <text:p text:style-name="P22"><text:s text:c="4"/>template&lt;typename T&gt;</text:p>
      <text:p text:style-name="P22"><text:s text:c="4"/>typename stack&lt;T&gt;::const_iterator&amp; stack&lt;T&gt;::const_iterator::operator ++() {</text:p>
      <text:p text:style-name="P22"><text:s text:c="8"/>std::shared_ptr&lt;stack_node&gt; tmp = node.lock();</text:p>
      <text:p text:style-name="P22"><text:s text:c="8"/>if(tmp) {</text:p>
      <text:p text:style-name="P22"><text:s text:c="12"/>if(tmp-&gt;next == nullptr) {</text:p>
      <text:p text:style-name="P22"><text:s text:c="16"/>throw std::out_of_range("Going out of container boundaries");</text:p>
      <text:p text:style-name="P22"><text:s text:c="12"/>}</text:p>
      <text:p text:style-name="P22"><text:s text:c="12"/>tmp = tmp-&gt;next;</text:p>
      <text:p text:style-name="P22"><text:s text:c="12"/>node = tmp;</text:p>
      <text:p text:style-name="P22"><text:s text:c="12"/>return *this;</text:p>
      <text:p text:style-name="P22"><text:s text:c="8"/>} else {</text:p>
      <text:p text:style-name="P22"><text:s text:c="12"/>throw std::runtime_error("Element pointed by this iterator doesnt exist anymore");</text:p>
      <text:p text:style-name="P22"><text:s text:c="8"/>}</text:p>
      <text:p text:style-name="P22"><text:s text:c="4"/>}</text:p>
      <text:p text:style-name="P22"><text:s text:c="4"/>template&lt;typename T&gt;</text:p>
      <text:p text:style-name="P22"><text:s text:c="4"/>typename stack&lt;T&gt;::const_iterator stack&lt;T&gt;::const_iterator::operator ++(int) {</text:p>
      <text:p text:style-name="P22"><text:s text:c="8"/>const_iterator result(*this);</text:p>
      <text:p text:style-name="P22"><text:s text:c="8"/>++(*this);</text:p>
      <text:p text:style-name="P22"><text:s text:c="8"/>return result;</text:p>
      <text:p text:style-name="P22"><text:soft-page-break/><text:s text:c="4"/>}</text:p>
      <text:p text:style-name="P22"/>
      <text:p text:style-name="P22"><text:s text:c="4"/>template&lt;typename T&gt;</text:p>
      <text:p text:style-name="P22"><text:s text:c="4"/>T&amp; stack&lt;T&gt;::const_iterator::operator *() const {</text:p>
      <text:p text:style-name="P22"><text:s text:c="8"/>std::shared_ptr&lt;stack_node&gt; tmp = node.lock();</text:p>
      <text:p text:style-name="P22"><text:s text:c="8"/>if(tmp) {</text:p>
      <text:p text:style-name="P22"><text:s text:c="12"/>if(tmp-&gt;next == nullptr) {</text:p>
      <text:p text:style-name="P22"><text:s text:c="16"/>throw std::runtime_error("Dereferencing of end iterator");</text:p>
      <text:p text:style-name="P22"><text:s text:c="12"/>}</text:p>
      <text:p text:style-name="P22"><text:s text:c="12"/>return tmp-&gt;value;</text:p>
      <text:p text:style-name="P22"><text:s text:c="8"/>} else {</text:p>
      <text:p text:style-name="P22"><text:s text:c="12"/>throw std::runtime_error("Element pointed by this iterator doesnt exist anymore");</text:p>
      <text:p text:style-name="P22"><text:s text:c="8"/>}</text:p>
      <text:p text:style-name="P22"><text:s text:c="4"/>}</text:p>
      <text:p text:style-name="P22">}</text:p>
      <text:p text:style-name="P22"/>
      <text:p text:style-name="P22">#endif</text:p>
      <text:p text:style-name="P22"/>
      <text:p text:style-name="P22">main.cpp:</text:p>
      <text:p text:style-name="P22">#include &lt;thread&gt;</text:p>
      <text:p text:style-name="P22">#include &lt;mutex&gt;</text:p>
      <text:p text:style-name="P22">#include &lt;condition_variable&gt;</text:p>
      <text:p text:style-name="P22">#include &lt;iostream&gt;</text:p>
      <text:p text:style-name="P22"/>
      <text:p text:style-name="P22">#include "include/pub_sub.hpp"</text:p>
      <text:p text:style-name="P22">#include "include/stack.hpp"</text:p>
      <text:p text:style-name="P22"/>
      <text:p text:style-name="P22">#include "include/figure.hpp"</text:p>
      <text:p text:style-name="P22"/>
      <text:p text:style-name="P22">#include "include/hexagon.hpp"</text:p>
      <text:p text:style-name="P22">#include "include/octagon.hpp"</text:p>
      <text:p text:style-name="P22">#include "include/triangle.hpp"</text:p>
      <text:p text:style-name="P22"/>
      <text:p text:style-name="P22"/>
      <text:p text:style-name="P22">void handle(cont::stack&lt;figure*&gt;&amp; figures, int buff_length, std::condition_variable&amp; cv_mtx1, std::condition_variable&amp; cv_mtx2, std::mutex&amp; mtx, bool&amp; stop_thrd) {</text:p>
      <text:p text:style-name="P22"><text:s text:c="4"/>std::unique_lock&lt;std::mutex&gt; lock(mtx);</text:p>
      <text:p text:style-name="P22"><text:s text:c="4"/>cv_mtx2.notify_all();</text:p>
      <text:p text:style-name="P22"/>
      <text:p text:style-name="P22"><text:s text:c="4"/>cont::stack&lt;PubSub::observer*&gt; observers;</text:p>
      <text:p text:style-name="P22"/>
      <text:p text:style-name="P22"><text:soft-page-break/><text:s text:c="4"/>observers.push(new PubSub::writer_observer());</text:p>
      <text:p text:style-name="P22"><text:s text:c="4"/>observers.push(new PubSub::file_observer());</text:p>
      <text:p text:style-name="P22"><text:s text:c="4"/>while(!(stop_thrd)) {</text:p>
      <text:p text:style-name="P22"><text:s text:c="8"/>cv_mtx1.wait(lock);</text:p>
      <text:p text:style-name="P22"><text:s text:c="8"/>if(figures.size() != 0) {</text:p>
      <text:p text:style-name="P22"><text:s text:c="12"/>for(auto i : observers) {</text:p>
      <text:p text:style-name="P22"><text:s text:c="16"/>i-&gt;handle_event(figures);</text:p>
      <text:p text:style-name="P22"><text:s text:c="12"/>}</text:p>
      <text:p text:style-name="P22"><text:s text:c="8"/>}</text:p>
      <text:p text:style-name="P22"><text:s text:c="8"/>while(figures.size() != 0) {</text:p>
      <text:p text:style-name="P22"><text:s text:c="12"/>delete figures.top();</text:p>
      <text:p text:style-name="P22"><text:s text:c="12"/>figures.pop();</text:p>
      <text:p text:style-name="P22"><text:s text:c="8"/>}</text:p>
      <text:p text:style-name="P22"><text:s text:c="8"/>cv_mtx2.notify_all();</text:p>
      <text:p text:style-name="P22"><text:s text:c="4"/>}</text:p>
      <text:p text:style-name="P22"><text:s text:c="4"/>for(auto i : observers) {</text:p>
      <text:p text:style-name="P22"><text:s text:c="8"/>delete i;</text:p>
      <text:p text:style-name="P22"><text:s text:c="4"/>}</text:p>
      <text:p text:style-name="P22"><text:s text:c="4"/>return;</text:p>
      <text:p text:style-name="P22">}</text:p>
      <text:p text:style-name="P22"/>
      <text:p text:style-name="P22">int main(int argc, char* argv[]) {</text:p>
      <text:p text:style-name="P22"><text:s text:c="4"/>if(argc &lt; 2) {</text:p>
      <text:p text:style-name="P22"><text:s text:c="8"/>return 1;</text:p>
      <text:p text:style-name="P22"><text:s text:c="4"/>}</text:p>
      <text:p text:style-name="P22"/>
      <text:p text:style-name="P22"><text:s text:c="4"/>std::condition_variable cv_mtx1;</text:p>
      <text:p text:style-name="P22"><text:s text:c="4"/>std::condition_variable cv_mtx2;</text:p>
      <text:p text:style-name="P22"/>
      <text:p text:style-name="P22"><text:s text:c="4"/>cont::stack&lt;figure*&gt; figures;</text:p>
      <text:p text:style-name="P22"/>
      <text:p text:style-name="P22"><text:s text:c="4"/>std::mutex mtx;</text:p>
      <text:p text:style-name="P22"><text:s text:c="4"/>std::unique_lock&lt;std::mutex&gt; lock(mtx);</text:p>
      <text:p text:style-name="P22"/>
      <text:p text:style-name="P22"><text:s text:c="4"/>int buff_length = std::stoi(argv[1]);</text:p>
      <text:p text:style-name="P22"><text:s text:c="4"/>std::string command;</text:p>
      <text:p text:style-name="P22"><text:s text:c="4"/>std::string action;</text:p>
      <text:p text:style-name="P22"><text:s text:c="4"/>bool stop_thrd = false;</text:p>
      <text:p text:style-name="P22"><text:s text:c="4"/>std::thread handler(handle, std::ref(figures), buff_length, std::ref(cv_mtx1), std::ref(cv_mtx2), std::ref(mtx), std::ref(stop_thrd));</text:p>
      <text:p text:style-name="P22"><text:s text:c="4"/>cv_mtx2.wait(lock);</text:p>
      <text:p text:style-name="P22"><text:s text:c="4"/>while(std::cin &gt;&gt; action) {</text:p>
      <text:p text:style-name="P22"><text:soft-page-break/><text:s text:c="8"/>while(action != "add" &amp;&amp; action != "1" &amp;&amp; action != "exit" &amp;&amp; action != "2") {</text:p>
      <text:p text:style-name="P22"><text:s text:c="12"/>if(action == "help") {</text:p>
      <text:p text:style-name="P22"><text:s text:c="16"/>std::cout &lt;&lt; "1) add\n";</text:p>
      <text:p text:style-name="P22"><text:s text:c="16"/>std::cout &lt;&lt; "2) exit\n";</text:p>
      <text:p text:style-name="P22"><text:s text:c="12"/>} else {</text:p>
      <text:p text:style-name="P22"><text:s text:c="16"/>std::cout &lt;&lt; "Unknown command. Type help\n";</text:p>
      <text:p text:style-name="P22"><text:s text:c="12"/>}</text:p>
      <text:p text:style-name="P22"><text:s text:c="12"/>std::cin &gt;&gt; action;</text:p>
      <text:p text:style-name="P22"><text:s text:c="8"/>}</text:p>
      <text:p text:style-name="P22"><text:s text:c="8"/>if(action == "add" <text:s/>|| action == "1") {</text:p>
      <text:p text:style-name="P22"><text:s text:c="12"/>for(int i = 0; i &lt; buff_length; ++i) {</text:p>
      <text:p text:style-name="P22"><text:s text:c="16"/>std::cin &gt;&gt; command;</text:p>
      <text:p text:style-name="P22"><text:s text:c="16"/>while(command != "hexagon" &amp;&amp; command != "1" &amp;&amp; command != "octagon" &amp;&amp; command != "2" &amp;&amp; command != "triangle" &amp;&amp; command != "3") {</text:p>
      <text:p text:style-name="P22"><text:s text:c="20"/>if(command == "help") {</text:p>
      <text:p text:style-name="P22"><text:s text:c="24"/>std::cout &lt;&lt; "1) hexagon\n";</text:p>
      <text:p text:style-name="P22"><text:s text:c="24"/>std::cout &lt;&lt; "2) octagon\n";</text:p>
      <text:p text:style-name="P22"><text:s text:c="24"/>std::cout &lt;&lt; "3) triangle\n";</text:p>
      <text:p text:style-name="P22"><text:s text:c="20"/>} else {</text:p>
      <text:p text:style-name="P22"><text:s text:c="24"/>std::cout &lt;&lt; "Unknown command. Type help\n";</text:p>
      <text:p text:style-name="P22"><text:s text:c="20"/>}</text:p>
      <text:p text:style-name="P22"><text:s text:c="20"/>std::cin &gt;&gt; command;</text:p>
      <text:p text:style-name="P22"><text:s text:c="16"/>}</text:p>
      <text:p text:style-name="P22"><text:s text:c="16"/>figure* fig = nullptr;</text:p>
      <text:p text:style-name="P22"><text:s text:c="16"/>if(command == "1" || command == "hexagon") {</text:p>
      <text:p text:style-name="P22"><text:s text:c="20"/>fig = new hexagon&lt;int&gt;;</text:p>
      <text:p text:style-name="P22"><text:s text:c="16"/>} else if(command == "2" || command == "octagon") {</text:p>
      <text:p text:style-name="P22"><text:s text:c="20"/>fig = new octagon&lt;int&gt;;</text:p>
      <text:p text:style-name="P22"><text:s text:c="16"/>} else if(command == "3" || command == "triangle") {</text:p>
      <text:p text:style-name="P22"><text:s text:c="20"/>fig = new triangle&lt;int&gt;;</text:p>
      <text:p text:style-name="P22"><text:s text:c="16"/>}</text:p>
      <text:p text:style-name="P22"><text:s text:c="16"/>if(fig != nullptr) {</text:p>
      <text:p text:style-name="P22"><text:s text:c="20"/>std::cin &gt;&gt; *fig;</text:p>
      <text:p text:style-name="P22"><text:s text:c="20"/>figures.push(fig);</text:p>
      <text:p text:style-name="P22"><text:s text:c="16"/>}</text:p>
      <text:p text:style-name="P22"><text:s text:c="12"/>}</text:p>
      <text:p text:style-name="P22"><text:s text:c="12"/>cv_mtx1.notify_all();</text:p>
      <text:p text:style-name="P22"><text:s text:c="12"/>cv_mtx2.wait(lock);</text:p>
      <text:p text:style-name="P22"><text:s text:c="8"/>} else {</text:p>
      <text:p text:style-name="P22"><text:s text:c="12"/>break;</text:p>
      <text:p text:style-name="P22"><text:s text:c="8"/>}</text:p>
      <text:p text:style-name="P22"><text:soft-page-break/><text:s text:c="4"/>}</text:p>
      <text:p text:style-name="P22"><text:s text:c="4"/>stop_thrd = true;</text:p>
      <text:p text:style-name="P22"><text:s text:c="4"/>cv_mtx1.notify_all();</text:p>
      <text:p text:style-name="P22"><text:s text:c="4"/>lock.unlock();</text:p>
      <text:p text:style-name="P22"><text:s text:c="4"/>handler.join();</text:p>
      <text:p text:style-name="P22"><text:s text:c="4"/>// for(auto i : figures) {</text:p>
      <text:p text:style-name="P22"><text:s text:c="4"/>// <text:s text:c="4"/>delete i;</text:p>
      <text:p text:style-name="P22"><text:s text:c="4"/>// }</text:p>
      <text:p text:style-name="P22"><text:s text:c="4"/>return 0;</text:p>
      <text:p text:style-name="P22">}</text:p>
      <text:p text:style-name="P22"/>
      <text:p text:style-name="P22">CMakeLists.txt:</text:p>
      <text:p text:style-name="P22">cmake_minimum_required(VERSION 3.0)</text:p>
      <text:p text:style-name="P22">project(oop_exercize_08)</text:p>
      <text:p text:style-name="P22">set(CMAKE_CXX_STANDART 17)</text:p>
      <text:p text:style-name="P22">set(CMAKE_CXX_FLAGS "${CMAKE_CXX_FLAGS} -pthread")</text:p>
      <text:p text:style-name="P22"/>
      <text:p text:style-name="P22">add_executable(oop_exercize_08 main.cpp)</text:p>
      <text:p text:style-name="P8"/>
      <text:p text:style-name="P1">2. Ссылка на репозиторий на GitHub.</text:p>
      <text:p text:style-name="P13"><text:a xlink:type="simple" xlink:href="https://github.com/ArtemKD/oop_exercise_06" text:style-name="Internet_20_link" text:visited-style-name="Visited_20_Internet_20_Link"><text:span text:style-name="Internet_20_link"><text:span text:style-name="T1">https://github.com/ArtemKD/oop_exercise_0</text:span></text:span></text:a><text:span text:style-name="Internet_20_link"><text:span text:style-name="T4">8</text:span></text:span></text:p>
      <text:p text:style-name="P13"><text:span text:style-name="Internet_20_link"><text:span text:style-name="T2"/></text:span></text:p>
      <text:p text:style-name="P1">3. Набор testcases.</text:p>
      <text:p text:style-name="P1">test_01.t<text:span text:style-name="T6">xt</text:span>:</text:p>
      <text:p text:style-name="P1">add</text:p>
      <text:p text:style-name="P1">3 0 0 1 1 2 2</text:p>
      <text:p text:style-name="P1">3 3 3 4 4 5 5</text:p>
      <text:p text:style-name="P1">3 6 6 7 7 8 8</text:p>
      <text:p text:style-name="P1">add</text:p>
      <text:p text:style-name="P1">3 9 9 10 10 11 11</text:p>
      <text:p text:style-name="P1">3 12 12 13 13 14 14</text:p>
      <text:p text:style-name="P1">3 15 15 16 16 17 17</text:p>
      <text:p text:style-name="P1">exit</text:p>
      <text:p text:style-name="P5"/>
      <text:p text:style-name="P1">test_02.t<text:span text:style-name="T6">xt</text:span>:</text:p>
      <text:p text:style-name="P1">add</text:p>
      <text:p text:style-name="P1">1 0 0 1 1 2 2 3 3 4 4 5 5</text:p>
      <text:p text:style-name="P1">3 0 0 1 1 2 2</text:p>
      <text:p text:style-name="P1">2 0 0 1 1 2 2 3 3 4 4 5 5 6 6 7 7</text:p>
      <text:p text:style-name="P1">add</text:p>
      <text:p text:style-name="P1">3 2 2 1 1 0 0</text:p>
      <text:p text:style-name="P1">1 5 5 4 4 3 3 2 2 1 1 0 0</text:p>
      <text:p text:style-name="P1">2 7 7 6 6 5 5 4 4 3 3 2 2 1 1 0 0</text:p>
      <text:p text:style-name="P1"><text:soft-page-break/>exit</text:p>
      <text:p text:style-name="P1"/>
      <text:p text:style-name="P1">4. Результаты выполнения тестов.</text:p>
      <text:p text:style-name="P4"><text:span text:style-name="T7">test_0</text:span><text:span text:style-name="T9">1</text:span><text:span text:style-name="T7">.</text:span><text:span text:style-name="T9">txt</text:span>:</text:p>
      <text:p text:style-name="P6"><text:span text:style-name="T7">test_0</text:span><text:span text:style-name="T8">2</text:span><text:span text:style-name="T7">.</text:span><text:span text:style-name="T8">txt</text:span>:</text:p>
      <text:p text:style-name="P6"/>
      <text:p text:style-name="P6"/>
      <text:p text:style-name="P2">5. Объяснение результатов работы программы.</text:p>
      <text:p text:style-name="P7"><text:span text:style-name="T10">В программе</text:span> <text:span text:style-name="T10">реализовано меню с пунктами:</text:span></text:p>
      <text:p text:style-name="P7"><text:tab/>1) <text:span text:style-name="T15">add</text:span> — <text:span text:style-name="T13">создание фигур</text:span></text:p>
      <text:p text:style-name="P7"><text:tab/>2) <text:span text:style-name="T15">help </text:span>- <text:span text:style-name="T15">помощь</text:span></text:p>
      <text:p text:style-name="P7">3) <text:span text:style-name="T15">exit — выход</text:span></text:p>
      <text:p text:style-name="P7"/>
      <text:p text:style-name="P1">6. Вывод.</text:p>
      <text:p text:style-name="P21">Выполняя данную лабораторную я получил <text:span text:style-name="T14">навыки а</text:span><text:span text:style-name="T17">синхронно</text:span><text:span text:style-name="T18">го</text:span><text:span text:style-name="T17"> программировани</text:span><text:span text:style-name="T18">я.</text:span><text:span text:style-name="T16"> </text:span><text:span text:style-name="T18">Реализовал концепцию PubSub и распараллелил потоки main и функции обработки. При заполннии буфера он очищается и данные записываются в файл и на стандартный поток вывода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ru" fo:country="RU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Noto Sans CJK SC Regular" style:font-family-asian="'Noto Sans CJK SC Regular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951cm" fo:margin-left="3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3:15:30.862151000</meta:creation-date>
    <dc:date>2020-01-11T21:55:10.932209889</dc:date>
    <meta:editing-cycles>82</meta:editing-cycles>
    <meta:editing-duration>PT2H52M4S</meta:editing-duration>
    <meta:generator>LibreOffice/6.0.7.3$Linux_X86_64 LibreOffice_project/00m0$Build-3</meta:generator>
    <meta:document-statistic meta:table-count="1" meta:image-count="0" meta:object-count="0" meta:page-count="22" meta:paragraph-count="753" meta:word-count="2529" meta:character-count="22314" meta:non-whitespace-character-count="16664"/>
  </office:meta>
</office:document-meta>
</file>